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T-I:</text:p>
      <text:list xml:id="list2193729862755361934" text:style-name="L1">
        <text:list-item>
          <text:p text:style-name="P1">What are the components of Data Science? Explain Role and responsibilities of Data Scientist? Explain Each? (10-Marks)</text:p>
        </text:list-item>
        <text:list-item>
          <text:p text:style-name="P1">Explain Rules for Variable Declaration in R Programming? And write addition of two number in r by using variable? (10-Marks)</text:p>
        </text:list-item>
        <text:list-item>
          <text:p text:style-name="P1">Which are the important steps of Data Cleaning? Explain each steps and give any real time example? (10-Marks)</text:p>
        </text:list-item>
        <text:list-item>
          <text:p text:style-name="P1">What are the data structure in R Programming language? Explain Vector with example? (10-Marks)</text:p>
        </text:list-item>
      </text:list>
      <text:p text:style-name="Standard"/>
      <text:p text:style-name="P7">UNIT-II:</text:p>
      <text:list xml:id="list154119181583115683" text:style-name="L2">
        <text:list-item>
          <text:p text:style-name="P2">What are scalars, vectors, matrices, and tensors? Explaineach with example? (10-Marks)</text:p>
        </text:list-item>
        <text:list-item>
          <text:p text:style-name="P2">How is missing data handled in statistics? Explain with any real time dataset example? (10-Marks)</text:p>
        </text:list-item>
        <text:list-item>
          <text:p text:style-name="P2">What is population standard deviation and sample standard deviation? Give suitable example? (10-Marks)</text:p>
        </text:list-item>
        <text:list-item>
          <text:p text:style-name="P2">What is the difference between inferential statistics and descriptive statistics? <text:s/>(10-Marks)</text:p>
        </text:list-item>
      </text:list>
      <text:p text:style-name="Standard"/>
      <text:p text:style-name="P7">UNIT-III:</text:p>
      <text:list xml:id="list120784773389462062" text:style-name="L3">
        <text:list-item>
          <text:p text:style-name="P3">What are Bayesian Optimization Methods? Explain in details? (10-Marks)</text:p>
        </text:list-item>
        <text:list-item>
          <text:p text:style-name="P3">How do you use the Convex Optimization Approach to Minimize Regret? <text:s/>(10-Marks)</text:p>
        </text:list-item>
        <text:list-item>
          <text:p text:style-name="P3">What is Optimisation in Machine Learning? <text:s/>(10-Marks) </text:p>
        </text:list-item>
        <text:list-item>
          <text:p text:style-name="P3">What is multivariate optimization in data science? Give any suitable example? (10-Marks)</text:p>
        </text:list-item>
      </text:list>
      <text:p text:style-name="Standard"/>
      <text:p text:style-name="P7">UNIT-IV:</text:p>
      <text:list xml:id="list991380596379164868" text:style-name="L4">
        <text:list-item>
          <text:p text:style-name="P4">What is classification algorithm , Enlist all classification algorithm and explain any one with its application? (10-Marks) <text:s/></text:p>
        </text:list-item>
        <text:list-item>
          <text:p text:style-name="P4">What is Regression algorithm , Enlist all Regression algorithm and explain any one with its application? <text:s/>(10-Marks) <text:s/></text:p>
        </text:list-item>
        <text:list-item>
          <text:p text:style-name="P4">What is ‘Naive’ in a Naive Bayes? Explain in details. <text:s/>(10-Marks) <text:s/></text:p>
        </text:list-item>
        <text:list-item>
          <text:p text:style-name="P4">What do you mean by the Logistic Regression? Explain types of Logistic Regression? (10-Marks) </text:p>
        </text:list-item>
      </text:list>
      <text:p text:style-name="Standard"/>
      <text:p text:style-name="P7">UNIT-V:</text:p>
      <text:list xml:id="list327476307404901003" text:style-name="L5">
        <text:list-item>
          <text:p text:style-name="P5">What is use of Pandas and Mention the different types of Data Structures in Pandas? (10-Marks) <text:s/></text:p>
        </text:list-item>
        <text:list-item>
          <text:p text:style-name="P5">Explain numpy, Pandas, Matplotlib, Seaborn with its application and give any one example of each? <text:s/>(10-Marks) </text:p>
        </text:list-item>
        <text:list-item>
          <text:p text:style-name="P5">Why NumPy is used in Python? What does NumPy mean in Python? <text:s/>(10-Marks) </text:p>
        </text:list-item>
        <text:list-item>
          <text:p text:style-name="P5">Explain Numpy Array and list its all functions and explain any 4 functions? <text:s/>(10-Marks) </text:p>
        </text:list-item>
        <text:list-item>
          <text:p text:style-name="P5">what is matplotlib? which types of plot we visualize by using matplotlib? (10-Marks) </text:p>
        </text:list-item>
      </text:list>
      <text:p text:style-name="Standard"/>
      <text:p text:style-name="P7">UNIT-VI:</text:p>
      <text:list xml:id="list4071193420423621046" text:style-name="L6">
        <text:list-item>
          <text:p text:style-name="P6">What is the role of Machine learning in Data Science? Explain with real time example? (10-Marks) </text:p>
        </text:list-item>
        <text:list-item>
          <text:p text:style-name="P6">What are the clustering algorithm?explain any one with example? (10-Marks) </text:p>
        </text:list-item>
        <text:list-item>
          <text:p text:style-name="P6">what is Nueral network? explain in detail with its diagram? <text:s/>(10-Marks) </text:p>
        </text:list-item>
        <text:list-item>
          <text:p text:style-name="P6">What are the unsupervised learning algorithm? Explain any one with real time example? (10-Marks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4T10:55:06.64</meta:creation-date>
    <dc:date>2022-05-24T11:14:57.76</dc:date>
    <meta:editing-duration>PT19M46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31" meta:word-count="372" meta:character-count="2408"/>
  </office:meta>
</office:document-meta>
</file>